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Daniel Cornwell (deputy project manager)</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 </text:p>
      <text:p text:style-name="Standard"/>
      <text:p text:style-name="Standard">Daniels ability to produce work and generally be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Agreed with group member? (yes or no) if no why?</text:p>
      <text:p text:style-name="Standard"/>
      <text:p text:style-name="Standard">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text:p>
      <text:p text:style-name="Standard"/>
      <text:p text:style-name="Standard">Daniels production of work left a lot to be desired, he failed to complete certain work that was asked of him and would often forget that he was given a task to complete/ update a certain document. This happened over the beginning of the project quite often, however 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text:p>
      <text:p text:style-name="Standard"/>
      <text:p text:style-name="Standard">Agreed with group member? (yes or no) if no why?</text:p>
      <text:p text:style-name="Standard"/>
      <text:p text:style-name="Standard">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ext:soft-page-break/>that could have potentially been avoided with better minute taking and upload. </text:p>
      <text:p text:style-name="Standard"/>
      <text:p text:style-name="Standard"/>
      <text:p text:style-name="Standard">Stykov Kodzhabeshev</text:p>
      <text:p text:style-name="Standard"/>
      <text:p text:style-name="Standard">Stykov's duties involved coding of various aspects of the project, focusing on certain algorithms such as fight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Sam Clements (Deputy QA manager) </text:p>
      <text:p text:style-name="Standard"/>
      <text:p text:style-name="Standard">Sam's duties was mostly to do with certain design aspects regarding the entire project folder layout, github “Guru” which involved generally fixing our problems that we had with the GitHub when we had conflicting code uploads (which was a common problem) as well as other design additions during the project. Sam was also responsible for other sections of coding such as breeding, Sam also seemed to be taking an active role in general code “maintenance” making sure things were tabbed properly and looked decent. This is the task of a QA manager in which Sam was the Vice QA manager, however as he was the vice QA manager it seemed he was taking care of this task over the actual QA manager. Sam seemed to have a decent idea of how this project would come together and how certain aspects should work based on him doing them in personal project previously.</text:p>
      <text:p text:style-name="Standard"/>
      <text:p text:style-name="Standard">Overall Sam's performance was decent and steady however as he seemed to be one of the best coders of our group in my opinion he could have done more with the tasks he was given/ got more active in the more difficult to code sections of the project. Sam would seem to take it upon his self to do work that he was perhaps “over qualified” the example being the cleaning up of code during coding week, while this was under his deputy QA manager title I feel his skills could have been put to better use. </text:p>
      <text:p text:style-name="Standard"/>
      <text:p text:style-name="Standard">Sam was consistently at meetings missing only a few and was generally a great input to the team, but I do feel he could have done more complex tasks as he was able to do so.</text:p>
      <text:p text:style-name="Standard"/>
      <text:p text:style-name="Standard">Miles </text:p>
      <text:p text:style-name="Standard"/>
      <text:p text:style-name="Standard">John Bolton (QA manager)</text:p>
      <text:p text:style-name="Standard"/>
      <text:p text:style-name="Standard">James Barnett</text:p>
      <text:p text:style-name="Standard"/>
      <text:p text:style-name="Standard">Nathan Hand</text:p>
      <text:p text:style-name="Standard"/>
      <text:p text:style-name="Standard">Evaluation of the Team and the entir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19:02:33.34</dc:date>
    <meta:editing-duration>PT1H52M32S</meta:editing-duration>
    <meta:editing-cycles>11</meta:editing-cycles>
    <meta:generator>OpenOffice.org/3.4.1$Win32 OpenOffice.org_project/341m1$Build-9593</meta:generator>
    <meta:document-statistic meta:table-count="0" meta:image-count="0" meta:object-count="0" meta:page-count="2" meta:paragraph-count="26" meta:word-count="1004" meta:character-count="5702"/>
  </office:meta>
</office:document-meta>
</file>